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3870" officeooo:paragraph-rsid="000a3870"/>
    </style:style>
    <style:style style:name="P2" style:family="paragraph" style:parent-style-name="Standard">
      <style:text-properties officeooo:rsid="000a76bc" officeooo:paragraph-rsid="000a76bc"/>
    </style:style>
    <style:style style:name="P3" style:family="paragraph" style:parent-style-name="Standard">
      <style:text-properties officeooo:rsid="000ae6f1" officeooo:paragraph-rsid="000ae6f1"/>
    </style:style>
    <style:style style:name="P4" style:family="paragraph" style:parent-style-name="Standard">
      <style:text-properties officeooo:rsid="000ae6f1" officeooo:paragraph-rsid="0011ecb6"/>
    </style:style>
    <style:style style:name="P5" style:family="paragraph" style:parent-style-name="Standard">
      <style:text-properties officeooo:rsid="000c3386" officeooo:paragraph-rsid="000c3386"/>
    </style:style>
    <style:style style:name="P6" style:family="paragraph" style:parent-style-name="Standard">
      <style:text-properties officeooo:rsid="000e48f2" officeooo:paragraph-rsid="000e48f2"/>
    </style:style>
    <style:style style:name="P7" style:family="paragraph" style:parent-style-name="Standard">
      <style:text-properties officeooo:rsid="000ff293" officeooo:paragraph-rsid="0015dd31"/>
    </style:style>
    <style:style style:name="T1" style:family="text">
      <style:text-properties officeooo:rsid="000d5f06"/>
    </style:style>
    <style:style style:name="T2" style:family="text">
      <style:text-properties officeooo:rsid="000e48f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0b32d"/>
    </style:style>
    <style:style style:name="T5" style:family="text">
      <style:text-properties officeooo:rsid="0011ecb6"/>
    </style:style>
    <style:style style:name="T6" style:family="text">
      <style:text-properties officeooo:rsid="00134b88"/>
    </style:style>
    <style:style style:name="T7" style:family="text">
      <style:text-properties officeooo:rsid="0014a89e"/>
    </style:style>
    <style:style style:name="T8" style:family="text">
      <style:text-properties officeooo:rsid="0015dd31"/>
    </style:style>
    <style:style style:name="T9" style:family="text">
      <style:text-properties officeooo:rsid="001a4c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Μεταγλωττιστές 2018</text:p>
      <text:p text:style-name="P1"/>
      <text:p text:style-name="P1">Ομάδα ΙΩΑΚΕΙΜΙΔΗ-ΜΑΡΜΑΝΗΣ</text:p>
      <text:p text:style-name="P1"/>
      <text:p text:style-name="P1"/>
      <text:p text:style-name="P5">ΓΕΝΙΚΑ-<text:span text:style-name="T1">ΟΔΗΓΙΕΣ</text:span></text:p>
      <text:p text:style-name="P5"/>
      <text:p text:style-name="P1">Υλοποιήσαμε ένα μεταγλωττιστή για την γλώσσα Alan σε Ocaml χρησιμοποιώντας το llvm backend.</text:p>
      <text:p text:style-name="P1"/>
      <text:p text:style-name="P2">Το τελικό εκτελέσιμο παράγεται με το <text:span text:style-name="T3">build.sh</text:span>. Έχουμε χρησιμοποιήσει την βιβλιοθήκη x86 του Α. Μπενετόπουλου (<text:a xlink:type="simple" xlink:href="https://github.com/abenetopoulos/edsger_lib" text:style-name="Internet_20_link" text:visited-style-name="Visited_20_Internet_20_Link">https://github.com/abenetopoulos/edsger_lib</text:a>). Βρίσκεται στον υποφάκελο /lib και παράγει <text:span text:style-name="T4">εκεί </text:span>ένα αρχείο lib.a <text:span text:style-name="T4">(και εκεί πρέπει να παραμείνει μιας και θα αναζητηθεί όταν χρειαστεί ).</text:span></text:p>
      <text:p text:style-name="P2"/>
      <text:p text:style-name="P4">Οι παράμετροι που δέχεται το τελικό εκτελέσιμο είναι αυτοί που ζητούνται <text:span text:style-name="T5">στις οδηγίες</text:span>. </text:p>
      <text:p text:style-name="P4">Τα αρχεία ενδιάμεσου και τελικού κώδικα έχουν κατάληξη .ll και .s, αντίστοιχα.<text:line-break/>Επιπλέον υπάρχει η παράμετρος -l ώστε να παραχθεί και το τελικό εκτελέσιμο.<text:line-break/>Σε αντίθετη περίπτωση αυτό μπορεί να γίνει με την χρήση του script <text:span text:style-name="T3">as-ld </text:span>με όρισμα το αρχείο τελικού κώδικα.<text:line-break/>Για την εφαρμογή των βελτιστοποιήσεων ενδιάμεσου κώδικα πρέπει να χρησιμοποιηθεί η παράμετρος -O.</text:p>
      <text:p text:style-name="P3"/>
      <text:p text:style-name="P6">Για την <text:span text:style-name="T6">παραγωγή</text:span> του μεταγλωττιστή χρειάζεται να υπάρχουν στο αντίστοιχο μηχάνημα τα εκτελέσιμα ocamlc, camlp5, ocamlopt, ocamldep, ocamlfind, <text:span text:style-name="T7">ocamllex, ocamlyacc</text:span> και τα packages του llvm για την Ocaml. </text:p>
      <text:p text:style-name="P7">Για την εκτέλεση τ<text:span text:style-name="T8">o</text:span>υ <text:span text:style-name="T2">μεταγλωττιστή </text:span>χρειάζεται να υπάρχουν στο path τα εκτελέσιμα llc και clang (το πρώτο για την παραγωγή του τελικού κώδικα από τον ενδιάμεσο και το δεύτερο προαιρετικά ως front-end για τον <text:span text:style-name="T9">assembler και τον </text:span>loader 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7T12:51:04.421449584</meta:creation-date>
    <dc:date>2018-10-07T13:30:20.510235048</dc:date>
    <meta:editing-duration>PT25M44S</meta:editing-duration>
    <meta:editing-cycles>18</meta:editing-cycles>
    <meta:generator>LibreOffice/6.0.6.2$Linux_X86_64 LibreOffice_project/00m0$Build-2</meta:generator>
    <meta:document-statistic meta:table-count="0" meta:image-count="0" meta:object-count="0" meta:page-count="1" meta:paragraph-count="9" meta:word-count="192" meta:character-count="1325" meta:non-whitespace-character-count="1140"/>
  </office:meta>
</office:document-meta>
</file>